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66in" fo:margin-left="-0.6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84in"/>
    </style:style>
    <style:style style:name="Table1.B" style:family="table-column">
      <style:table-column-properties style:column-width="0.6667in"/>
    </style:style>
    <style:style style:name="Table1.C" style:family="table-column">
      <style:table-column-properties style:column-width="1.4438in"/>
    </style:style>
    <style:style style:name="Table1.D" style:family="table-column">
      <style:table-column-properties style:column-width="0.7674in"/>
    </style:style>
    <style:style style:name="Table1.E" style:family="table-column">
      <style:table-column-properties style:column-width="0.8319in"/>
    </style:style>
    <style:style style:name="Table1.F" style:family="table-column">
      <style:table-column-properties style:column-width="1.3153in"/>
    </style:style>
    <style:style style:name="Table1.G" style:family="table-column">
      <style:table-column-properties style:column-width="1.234in"/>
    </style:style>
    <style:style style:name="Table1.H" style:family="table-column">
      <style:table-column-properties style:column-width="0.9229in"/>
    </style:style>
    <style:style style:name="Table1.1" style:family="table-row">
      <style:table-row-properties style:row-height="0.2097in" fo:keep-together="auto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097in" fo:keep-together="auto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1322562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1322562" style:font-size-asian="8pt" style:font-name-complex="Arial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41ca4" style:font-size-asian="9pt" style:font-name-complex="Arial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8" style:family="paragraph" style:parent-style-name="terp_5f_default_5f_11">
      <style:paragraph-properties fo:text-align="center" style:justify-single-word="false"/>
      <style:text-properties fo:font-size="8pt" officeooo:paragraph-rsid="01b72376" style:font-size-asian="8pt" style:font-size-complex="8pt"/>
    </style:style>
    <style:style style:name="P9" style:family="paragraph" style:parent-style-name="Header" style:list-style-name="">
      <style:paragraph-properties fo:text-align="end" style:justify-single-word="false" text:number-lines="false" text:line-number="0"/>
      <style:text-properties officeooo:paragraph-rsid="01429ca3"/>
    </style:style>
    <style:style style:name="P10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9pt" fo:font-weight="bold" officeooo:paragraph-rsid="01b532cd" style:font-size-asian="9pt" style:font-weight-asian="bold" style:font-size-complex="9pt" style:font-weight-complex="bold"/>
    </style:style>
    <style:style style:name="P11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9pt" fo:font-weight="bold" officeooo:paragraph-rsid="01c1cbe6" style:font-size-asian="9pt" style:font-weight-asian="bold" style:font-size-complex="9pt" style:font-weight-complex="bold"/>
    </style:style>
    <style:style style:name="P12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fo:font-weight="bold" officeooo:rsid="00c6b227" officeooo:paragraph-rsid="01ca6b6c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7pt" fo:font-weight="bold" officeooo:paragraph-rsid="01c1cbe6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7pt" fo:font-weight="bold" officeooo:rsid="01c1cbe6" officeooo:paragraph-rsid="01c1cbe6" style:font-size-asian="7pt" style:font-weight-asian="bold" style:font-size-complex="7pt" style:font-weight-complex="bold"/>
    </style:style>
    <style:style style:name="P15" style:family="paragraph" style:parent-style-name="Tbl_5f_header_5f_left">
      <style:paragraph-properties fo:text-align="center" style:justify-single-word="false"/>
      <style:text-properties style:font-name="arial" fo:font-size="9pt" officeooo:rsid="00a4e654" officeooo:paragraph-rsid="00a64c99" style:font-size-asian="9pt" style:font-size-complex="9pt"/>
    </style:style>
    <style:style style:name="P16" style:family="paragraph" style:parent-style-name="terp_5f_default_5f_11">
      <style:text-properties officeooo:paragraph-rsid="01332d1f"/>
    </style:style>
    <style:style style:name="P17" style:family="paragraph" style:parent-style-name="terp_5f_default_5f_11">
      <style:text-properties fo:font-size="8pt" officeooo:paragraph-rsid="01b532cd" style:font-size-asian="8pt" style:font-size-complex="8pt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/>
    </style:style>
    <style:style style:name="T3" style:family="text">
      <style:text-properties style:font-name="Arial" officeooo:rsid="01778602"/>
    </style:style>
    <style:style style:name="T4" style:family="text">
      <style:text-properties style:font-name="Arial" fo:font-size="7pt" fo:font-weight="bold" officeooo:rsid="01b02e60" style:font-size-asian="7pt" style:font-weight-asian="bold" style:font-size-complex="7pt" style:font-weight-complex="bold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8pt" officeooo:rsid="01cc9520" style:font-size-asian="8pt" style:font-size-complex="8pt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officeooo:rsid="00e68346"/>
    </style:style>
    <style:style style:name="T12" style:family="text">
      <style:text-properties fo:color="#000000" style:text-outline="false" style:text-line-through-styl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 table:protected="true">
              <text:h text:style-name="P15" text:outline-level="2"/>
            </table:table-cell>
            <table:table-cell table:style-name="Table1.A1" office:value-type="string" table:protected="true">
              <text:h text:style-name="P12" text:outline-level="2"><text:span text:style-name="Source_20_Text"><text:span text:style-name="T7"/></text:span></text:h>
            </table:table-cell>
            <table:table-cell table:style-name="Table1.A1" table:number-columns-spanned="5" office:value-type="string" table:protected="true">
              <text:h text:style-name="P12" text:outline-level="2"><text:span text:style-name="Source_20_Text"><text:span text:style-name="T8">Total Order Amount: </text:span></text:span><text:span text:style-name="Source_20_Text"><text:span text:style-name="T7"><text:text-input text:description="&lt;o.total_value&gt;">total order value</text:text-input></text:span></text:span></text:h>
            </table:table-cell>
            <table:covered-table-cell/>
            <table:covered-table-cell/>
            <table:covered-table-cell/>
            <table:covered-table-cell/>
            <table:table-cell table:style-name="Table1.A1" office:value-type="string" table:protected="true">
              <text:h text:style-name="P9" text:outline-level="2"><text:span text:style-name="Source_20_Text"><text:span text:style-name="T12">Page </text:span></text:span><text:span text:style-name="Source_20_Text"><text:span text:style-name="T12"><text:page-number text:select-page="current">1</text:page-number></text:span></text:span><text:span text:style-name="Source_20_Text"><text:span text:style-name="T12"> of </text:span></text:span><text:span text:style-name="Source_20_Text"><text:span text:style-name="T12"><text:page-count>1</text:page-count></text:span></text:span></text:h>
            </table:table-cell>
          </table:table-row>
          <table:table-row table:style-name="Table1.1">
            <table:table-cell table:style-name="Table1.A2" office:value-type="string" table:protected="true">
              <text:p text:style-name="P6"><text:span text:style-name="Source_20_Text"><text:span text:style-name="T4">Sr.No.</text:span></text:span></text:p>
            </table:table-cell>
            <table:table-cell table:style-name="Table1.A2" office:value-type="string" table:protected="true">
              <text:p text:style-name="P5">Sale Date</text:p>
            </table:table-cell>
            <table:table-cell table:style-name="Table1.A2" office:value-type="string" table:protected="true">
              <text:p text:style-name="P5">Customer</text:p>
            </table:table-cell>
            <table:table-cell table:style-name="Table1.D2" office:value-type="string" table:protected="true">
              <text:p text:style-name="P5">Net Values</text:p>
            </table:table-cell>
            <table:table-cell table:style-name="Table1.A2" office:value-type="string" table:protected="true">
              <text:p text:style-name="P14">Order State</text:p>
            </table:table-cell>
            <table:table-cell table:style-name="Table1.A2" office:value-type="string" table:protected="true">
              <text:p text:style-name="P13">Marketing Zone</text:p>
            </table:table-cell>
            <table:table-cell table:style-name="Table1.A2" office:value-type="string" table:protected="true">
              <text:p text:style-name="P5">Industry Type</text:p>
            </table:table-cell>
            <table:table-cell table:style-name="Table1.H2" office:value-type="string" table:protected="true">
              <text:p text:style-name="P5">Market Rep</text:p>
            </table:table-cell>
          </table:table-row>
        </table:table-header-rows>
        <table:table-row table:style-name="Table1.3">
          <table:table-cell table:style-name="Table1.A3" table:number-columns-spanned="8" office:value-type="string" table:protected="true">
            <text:h text:style-name="P16" text:outline-level="2"><text:span text:style-name="Source_20_Text"><text:span text:style-name="T7"><text:text-input text:description="&lt;for each=&quot;line in get_move_lines(o)&quot;&gt;">for loop start lines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office:value-type="string" table:protected="true">
            <text:p text:style-name="P8"><text:span text:style-name="Source_20_Text"><text:span text:style-name="T5"><text:sequence text:ref-name="refDrawing0" text:name="Drawing" text:formula="ooow:Drawing+1" style:num-format="1">1</text:sequence></text:span></text:span><text:span text:style-name="Source_20_Text"><text:span text:style-name="T5">.</text:span></text:span></text:p>
          </table:table-cell>
          <table:table-cell table:style-name="Table1.B4" office:value-type="string" table:protected="true">
            <text:h text:style-name="P10" text:outline-level="2"><text:span text:style-name="Source_20_Text"><text:span text:style-name="T6"><text:text-input text:description="&lt;line['order_date'] &gt;">order date</text:text-input></text:span></text:span></text:h>
          </table:table-cell>
          <table:table-cell table:style-name="Table1.C4" office:value-type="string" table:protected="true">
            <text:h text:style-name="P10" text:outline-level="2"><text:span text:style-name="Source_20_Text"><text:span text:style-name="T6"><text:text-input text:description="&lt;line['partner']&gt;">customer</text:text-input></text:span></text:span></text:h>
          </table:table-cell>
          <table:table-cell table:style-name="Table1.D4" office:value-type="string" table:protected="true">
            <text:h text:style-name="P10" text:outline-level="2"><text:span text:style-name="Source_20_Text"><text:span text:style-name="T6"><text:text-input text:description="&lt;line['net_value']&gt;">order value</text:text-input></text:span></text:span></text:h>
          </table:table-cell>
          <table:table-cell table:style-name="Table1.E4" office:value-type="string" table:protected="true">
            <text:h text:style-name="P11" text:outline-level="2"><text:span text:style-name="Source_20_Text"><text:span text:style-name="T6"><text:text-input text:description="&lt;line['state']&gt;">state</text:text-input></text:span></text:span></text:h>
          </table:table-cell>
          <table:table-cell table:style-name="Table1.F4" office:value-type="string" table:protected="true">
            <text:h text:style-name="P11" text:outline-level="2"><text:span text:style-name="Source_20_Text"><text:span text:style-name="T6"><text:text-input text:description="&lt;line['geo_zone'] &gt;">marketing zone</text:text-input></text:span></text:span></text:h>
          </table:table-cell>
          <table:table-cell table:style-name="Table1.G4" office:value-type="string" table:protected="true">
            <text:h text:style-name="P10" text:outline-level="2"><text:span text:style-name="Source_20_Text"><text:span text:style-name="T6"><text:text-input text:description="&lt;line['industry_type']&gt;">industry type</text:text-input></text:span></text:span></text:h>
          </table:table-cell>
          <table:table-cell table:style-name="Table1.H4" office:value-type="string" table:protected="true">
            <text:h text:style-name="P10" text:outline-level="2"><text:span text:style-name="Source_20_Text"><text:span text:style-name="T6"><text:text-input text:description="&lt;line['market_rep']&gt;">market rep </text:text-input></text:span></text:span></text:h>
          </table:table-cell>
        </table:table-row>
        <table:table-row table:style-name="Table1.3">
          <table:table-cell table:style-name="Table1.A5" table:number-columns-spanned="8" office:value-type="string" table:protected="true">
            <text:h text:style-name="P17" text:outline-level="2"><text:span text:style-name="Source_20_Text"><text:span text:style-name="T2"><text:text-input text:description="&lt;/for&gt;">for loop end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9pt" fo:font-weight="bold" style:font-size-asian="9pt" style:font-weight-asian="bold" style:font-name-complex="Arial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size="8pt" style:font-name-asian="Bitstream Vera Sans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1322562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1322562" style:font-size-asian="8pt" style:font-name-complex="Arial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41ca4" style:font-size-asian="9pt" style:font-name-complex="Arial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officeooo:rsid="01778602"/>
    </style:style>
    <style:style style:name="MT3" style:family="text">
      <style:text-properties officeooo:rsid="00e68346"/>
    </style:style>
    <style:page-layout style:name="Mpm1">
      <style:page-layout-properties fo:page-width="8.2681in" fo:page-height="11.6929in" style:num-format="1" style:print-orientation="portrait" fo:margin-top="0.3937in" fo:margin-bottom="0.2in" fo:margin-left="0.9839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in" fo:margin-left="0in" fo:margin-right="0in" fo:margin-bottom="0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text-input text:description="&lt;get_doc_title(o)&gt;">document title</text:text-input></text:span><text:span text:style-name="MT3"> </text:span></text:p>
        <text:p text:style-name="MP4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3-09-29T17:19:09.497183882</dc:date>
    <meta:editing-duration>P3DT8H2M58S</meta:editing-duration>
    <meta:editing-cycles>1371</meta:editing-cycles>
    <meta:generator>LibreOffice/4.1.1.2$Linux_X86_64 LibreOffice_project/410m0$Build-2</meta:generator>
    <dc:creator>sandeep </dc:creator>
    <meta:document-statistic meta:table-count="1" meta:image-count="0" meta:object-count="0" meta:page-count="1" meta:paragraph-count="22" meta:word-count="52" meta:character-count="285" meta:non-whitespace-character-count="251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